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6a541" officeooo:paragraph-rsid="0016a541" style:font-size-asian="12.25pt" style:font-size-complex="14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4pt" officeooo:rsid="0016a541" officeooo:paragraph-rsid="0016a54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16a541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6a541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16a541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16a541"/>
    </style:style>
    <style:style style:name="P7" style:family="paragraph" style:parent-style-name="Standard" style:list-style-name="L6">
      <style:paragraph-properties fo:text-align="start" style:justify-single-word="false"/>
      <style:text-properties officeooo:paragraph-rsid="0016a541"/>
    </style:style>
    <style:style style:name="P8" style:family="paragraph" style:parent-style-name="Standard" style:list-style-name="L7">
      <style:paragraph-properties fo:text-align="start" style:justify-single-word="false"/>
      <style:text-properties officeooo:paragraph-rsid="0016a541"/>
    </style:style>
    <style:style style:name="P9" style:family="paragraph" style:parent-style-name="Standard" style:list-style-name="L8">
      <style:paragraph-properties fo:text-align="start" style:justify-single-word="false"/>
      <style:text-properties officeooo:paragraph-rsid="0016a541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16a541"/>
    </style:style>
    <style:style style:name="P11" style:family="paragraph" style:parent-style-name="Standard" style:list-style-name="L10">
      <style:paragraph-properties fo:text-align="start" style:justify-single-word="false"/>
      <style:text-properties officeooo:paragraph-rsid="0016a541"/>
    </style:style>
    <style:style style:name="P12" style:family="paragraph" style:parent-style-name="Standard" style:list-style-name="L11">
      <style:paragraph-properties fo:text-align="start" style:justify-single-word="false"/>
      <style:text-properties officeooo:paragraph-rsid="0016a541"/>
    </style:style>
    <style:style style:name="P13" style:family="paragraph" style:parent-style-name="Standard" style:list-style-name="L12">
      <style:paragraph-properties fo:text-align="start" style:justify-single-word="false"/>
      <style:text-properties officeooo:paragraph-rsid="0016a541"/>
    </style:style>
    <style:style style:name="P14" style:family="paragraph" style:parent-style-name="Standard" style:list-style-name="L13">
      <style:paragraph-properties fo:text-align="start" style:justify-single-word="false"/>
      <style:text-properties officeooo:paragraph-rsid="0016a541"/>
    </style:style>
    <style:style style:name="P15" style:family="paragraph" style:parent-style-name="Standard" style:list-style-name="L14">
      <style:paragraph-properties fo:text-align="start" style:justify-single-word="false"/>
      <style:text-properties officeooo:paragraph-rsid="0016a541"/>
    </style:style>
    <style:style style:name="P16" style:family="paragraph" style:parent-style-name="Standard" style:list-style-name="L15">
      <style:paragraph-properties fo:text-align="start" style:justify-single-word="false"/>
      <style:text-properties officeooo:paragraph-rsid="0016a541"/>
    </style:style>
    <style:style style:name="P17" style:family="paragraph" style:parent-style-name="Standard" style:list-style-name="L16">
      <style:paragraph-properties fo:text-align="start" style:justify-single-word="false"/>
      <style:text-properties officeooo:paragraph-rsid="0016a541"/>
    </style:style>
    <style:style style:name="P18" style:family="paragraph" style:parent-style-name="Standard" style:list-style-name="L17">
      <style:paragraph-properties fo:text-align="start" style:justify-single-word="false"/>
      <style:text-properties officeooo:paragraph-rsid="0016a541"/>
    </style:style>
    <style:style style:name="P19" style:family="paragraph" style:parent-style-name="Standard">
      <style:paragraph-properties fo:text-align="center" style:justify-single-word="false"/>
      <style:text-properties officeooo:paragraph-rsid="0016a541"/>
    </style:style>
    <style:style style:name="T1" style:family="text">
      <style:text-properties fo:font-size="14pt" officeooo:rsid="0016a541" style:font-size-asian="12.25pt" style:font-size-complex="14pt"/>
    </style:style>
    <style:style style:name="T2" style:family="text">
      <style:text-properties fo:font-size="28pt" officeooo:rsid="0016a541" style:font-size-asian="28pt" style:font-size-complex="2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Linux file sysytem</text:span></text:p>
      <text:p text:style-name="P3"><text:span text:style-name="T1">History of windows and Linux*</text:span></text:p>
      <text:p text:style-name="P1"/>
      <text:list xml:id="list2713314511" text:style-name="L2">
        <text:list-item>
          <text:p text:style-name="P2">there was an disk OS named ms dos it worked on command line only</text:p>
        </text:list-item>
        <text:list-item>
          <text:p text:style-name="P2">Windows was installed over ms dos</text:p>
        </text:list-item>
        <text:list-item>
          <text:p text:style-name="P2">Windows assigned removable floppy drives alphabets; A,B,C</text:p>
        </text:list-item>
        <text:list-item>
          <text:p text:style-name="P2">With the addition of hard disk, C drive became internal disk</text:p>
        </text:list-item>
        <text:list-item>
          <text:p text:style-name="P2">Linux doesn't install application like windows it follows UNIX traditions</text:p>
        </text:list-item>
        <text:list-item>
          <text:p text:style-name="P2">It is case sensitive file structure</text:p>
        </text:list-item>
        <text:list-item>
          <text:p text:style-name="P2">Mac’s background is also around UNIX, so its similar to Linux</text:p>
        </text:list-item>
        <text:list-item>
          <text:p text:style-name="P2">File Hierarchy standard defines the structure and layout</text:p>
        </text:list-item>
        <text:list-item>
          <text:p text:style-name="P2">basic binaries/ programs like ls,cat</text:p>
        </text:list-item>
        <text:list-item>
          <text:p text:style-name="P2">programs used by system admin</text:p>
        </text:list-item>
        <text:list-item>
          <text:p text:style-name="P2">the dir contains files required for booting laptop</text:p>
          <text:p text:style-name="P2"/>
        </text:list-item>
      </text:list>
      <text:p text:style-name="P1">/*dev*</text:p>
      <text:list xml:id="list3422889275" text:style-name="L3">
        <text:list-item>
          <text:p text:style-name="P4"><text:span text:style-name="T1">it stands for “devices” and contain files representing devices connected to device</text:span></text:p>
        </text:list-item>
      </text:list>
      <text:p text:style-name="P1"/>
      <text:p text:style-name="P1">/*etc*</text:p>
      <text:list xml:id="list2368114064" text:style-name="L4">
        <text:list-item>
          <text:p text:style-name="P5"><text:span text:style-name="T1">system wide configuration files and services</text:span></text:p>
        </text:list-item>
      </text:list>
      <text:p text:style-name="P1"/>
      <text:p text:style-name="P1">*/lib,/lib32,/lib64*</text:p>
      <text:list xml:id="list3594731229" text:style-name="L5">
        <text:list-item>
          <text:p text:style-name="P6"><text:span text:style-name="T1">stores library files</text:span></text:p>
        </text:list-item>
      </text:list>
      <text:p text:style-name="P1"/>
      <text:p text:style-name="P1">*/mnt,/media*</text:p>
      <text:list xml:id="list32207529" text:style-name="L6">
        <text:list-item>
          <text:p text:style-name="P7"><text:span text:style-name="T1">these are used to access the device files that are connected to system</text:span></text:p>
        </text:list-item>
      </text:list>
      <text:p text:style-name="P1"><text:s text:c="9"/>(media specific)</text:p>
      <text:p text:style-name="P1"/>
      <text:p text:style-name="P1">/*opt*</text:p>
      <text:list xml:id="list2907141433" text:style-name="L7">
        <text:list-item>
          <text:p text:style-name="P8"><text:span text:style-name="T1">“options”. software packages not a part of system installation</text:span></text:p>
        </text:list-item>
      </text:list>
      <text:p text:style-name="P1"/>
      <text:p text:style-name="P1">/*proc*</text:p>
      <text:list xml:id="list1168347305" text:style-name="L8">
        <text:list-item>
          <text:p text:style-name="P9"><text:span text:style-name="T1">contains processes related data</text:span></text:p>
        </text:list-item>
      </text:list>
      <text:p text:style-name="P1"/>
      <text:p text:style-name="P1">/*root*</text:p>
      <text:list xml:id="list1871227894" text:style-name="L9">
        <text:list-item>
          <text:p text:style-name="P10"><text:span text:style-name="T1">this stores run time data of the super user</text:span></text:p>
        </text:list-item>
      </text:list>
      <text:p text:style-name="P1"/>
      <text:p text:style-name="P1">/*run*</text:p>
      <text:list xml:id="list3724804535" text:style-name="L10">
        <text:list-item>
          <text:p text:style-name="P11"><text:span text:style-name="T1">temp file system containing runtime data</text:span></text:p>
        </text:list-item>
      </text:list>
      <text:p text:style-name="P1"/>
      <text:p text:style-name="P1"/>
      <text:p text:style-name="P1"/>
      <text:p text:style-name="P1"/>
      <text:p text:style-name="P1"><text:soft-page-break/>/*snap*</text:p>
      <text:list xml:id="list850884170" text:style-name="L11">
        <text:list-item>
          <text:p text:style-name="P12"><text:span text:style-name="T1">dir used by snap package management system which helps maintaining software packages</text:span></text:p>
        </text:list-item>
      </text:list>
      <text:p text:style-name="P1"/>
      <text:p text:style-name="P1">/*srv* </text:p>
      <text:list xml:id="list497735749" text:style-name="L12">
        <text:list-item>
          <text:p text:style-name="P13"><text:span text:style-name="T1">"service" . intended for storing data files related to specific services or applications running on the system.</text:span></text:p>
        </text:list-item>
      </text:list>
      <text:p text:style-name="P1"/>
      <text:p text:style-name="P1">/*sys*</text:p>
      <text:list xml:id="list457828524" text:style-name="L13">
        <text:list-item>
          <text:p text:style-name="P14"><text:span text:style-name="T1">allows interaction between system and devices</text:span></text:p>
        </text:list-item>
      </text:list>
      <text:p text:style-name="P1"/>
      <text:p text:style-name="P1">/*tmp*</text:p>
      <text:list xml:id="list2473269792" text:style-name="L14">
        <text:list-item>
          <text:p text:style-name="P15"><text:span text:style-name="T1">temp files created by app or the system</text:span></text:p>
        </text:list-item>
      </text:list>
      <text:p text:style-name="P1"/>
      <text:p text:style-name="P1">*/usr*</text:p>
      <text:list xml:id="list264726870" text:style-name="L15">
        <text:list-item>
          <text:p text:style-name="P16"><text:span text:style-name="T1">contains user relaed files, including user programs, libraries, documentation, and other resources.</text:span></text:p>
        </text:list-item>
      </text:list>
      <text:p text:style-name="P1"/>
      <text:p text:style-name="P1">/*var*</text:p>
      <text:list xml:id="list1383057223" text:style-name="L16">
        <text:list-item>
          <text:p text:style-name="P17"><text:span text:style-name="T1">“variable” contains variable data files, such as log files, spool files, temporary mail files, and cached data.</text:span></text:p>
        </text:list-item>
      </text:list>
      <text:p text:style-name="P1"/>
      <text:p text:style-name="P1">*/home* </text:p>
      <text:list xml:id="list2540611841" text:style-name="L17">
        <text:list-item>
          <text:p text:style-name="P18"><text:span text:style-name="T1">contains personal user directories, where each user has self sub di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45:04.602688468</meta:creation-date>
    <dc:date>2023-06-16T10:57:29.595780304</dc:date>
    <meta:editing-duration>PT1M45S</meta:editing-duration>
    <meta:editing-cycles>1</meta:editing-cycles>
    <meta:document-statistic meta:table-count="0" meta:image-count="0" meta:object-count="0" meta:page-count="2" meta:paragraph-count="45" meta:word-count="288" meta:character-count="1719" meta:non-whitespace-character-count="1491"/>
    <meta:generator>LibreOffice/7.3.7.2$Linux_X86_64 LibreOffice_project/30$Build-2</meta:generator>
  </office:meta>
</office:document-meta>
</file>